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-include inline</text:title></text:p>
      <text:p text:style-name="OrgTitle"/>
      <text:p text:style-name="OrgSubtitle"><text:initial-creator>Jeffrey Szymanski</text:initial-creator></text:p>
      <text:p text:style-name="OrgSubtitle"/>
      <text:p text:style-name="Text_20_body">:ID:       cecd75ee-a9a4-4233-8a41-366720b60ad6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effrey Szymanski</dc:creator>
    <meta:initial-creator>Jeffrey Szymanski</meta:initial-creator>
    <dc:date>2025-08-19T19:26:51</dc:date>
    <meta:creation-date>2025-08-19T19:26:51</meta:creation-date>
    <meta:generator>Emacs 29.4 (Org mode 9.6.15)</meta:generator>
    <meta:keyword/>
    <dc:subject/>
    <dc:title>Org-include inline</dc:title>
  </office:meta>
</office:document-meta>
</file>